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writing-mode="lr-tb"/>
    </style:style>
    <style:style style:name="Tableau3.A" style:family="table-column">
      <style:table-column-properties style:column-width="0.635cm" style:rel-column-width="2446*"/>
    </style:style>
    <style:style style:name="Tableau3.B" style:family="table-column">
      <style:table-column-properties style:column-width="8.573cm" style:rel-column-width="33022*"/>
    </style:style>
    <style:style style:name="Tableau3.C" style:family="table-column">
      <style:table-column-properties style:column-width="5.422cm" style:rel-column-width="20886*"/>
    </style:style>
    <style:style style:name="Tableau3.D" style:family="table-column">
      <style:table-column-properties style:column-width="2.383cm" style:rel-column-width="9181*"/>
    </style:style>
    <style:style style:name="Tableau3.A1" style:family="table-cell">
      <style:table-cell-properties fo:padding="0.097cm" fo:border="0.002cm solid #000000"/>
    </style:style>
    <style:style style:name="Tableau3.B1" style:family="table-cell">
      <style:table-cell-properties fo:padding="0.097cm" fo:border="none"/>
    </style:style>
    <style:style style:name="Tableau6" style:family="table">
      <style:table-properties style:width="17.013cm" fo:margin-left="0cm" fo:margin-right="-0.012cm" table:align="margins" style:writing-mode="lr-tb"/>
    </style:style>
    <style:style style:name="Tableau6.A" style:family="table-column">
      <style:table-column-properties style:column-width="0.635cm" style:rel-column-width="2446*"/>
    </style:style>
    <style:style style:name="Tableau6.B" style:family="table-column">
      <style:table-column-properties style:column-width="8.573cm" style:rel-column-width="33022*"/>
    </style:style>
    <style:style style:name="Tableau6.C" style:family="table-column">
      <style:table-column-properties style:column-width="5.422cm" style:rel-column-width="20886*"/>
    </style:style>
    <style:style style:name="Tableau6.D" style:family="table-column">
      <style:table-column-properties style:column-width="2.383cm" style:rel-column-width="9181*"/>
    </style:style>
    <style:style style:name="Tableau6.1" style:family="table-row">
      <style:table-row-properties style:min-row-height="0.635cm"/>
    </style:style>
    <style:style style:name="Tableau6.A1" style:family="table-cell">
      <style:table-cell-properties fo:padding="0.097cm" fo:border="0.002cm solid #000000"/>
    </style:style>
    <style:style style:name="Tableau6.B1" style:family="table-cell">
      <style:table-cell-properties fo:padding="0.097cm" fo:border="none"/>
    </style:style>
    <style:style style:name="Tableau5" style:family="table">
      <style:table-properties style:width="17.011cm" fo:margin-left="0cm" fo:margin-right="-0.011cm" table:align="margins" style:writing-mode="lr-tb"/>
    </style:style>
    <style:style style:name="Tableau5.A" style:family="table-column">
      <style:table-column-properties style:column-width="8.645cm" style:rel-column-width="33304*"/>
    </style:style>
    <style:style style:name="Tableau5.B" style:family="table-column">
      <style:table-column-properties style:column-width="8.366cm" style:rel-column-width="32231*"/>
    </style:style>
    <style:style style:name="Tableau5.A1" style:family="table-cell">
      <style:table-cell-properties fo:padding="0.097cm" fo:border="none"/>
    </style:style>
    <style:style style:name="Tableau2" style:family="table">
      <style:table-properties style:width="17.011cm" fo:margin-left="0cm" fo:margin-right="-0.011cm" fo:break-before="page" table:align="margins" style:writing-mode="lr-tb"/>
    </style:style>
    <style:style style:name="Tableau2.A" style:family="table-column">
      <style:table-column-properties style:column-width="2.247cm" style:rel-column-width="8657*"/>
    </style:style>
    <style:style style:name="Tableau2.B" style:family="table-column">
      <style:table-column-properties style:column-width="1.801cm" style:rel-column-width="6938*"/>
    </style:style>
    <style:style style:name="Tableau2.C" style:family="table-column">
      <style:table-column-properties style:column-width="1.03cm" style:rel-column-width="3968*"/>
    </style:style>
    <style:style style:name="Tableau2.D" style:family="table-column">
      <style:table-column-properties style:column-width="11.933cm" style:rel-column-width="45972*"/>
    </style:style>
    <style:style style:name="Tableau2.A1" style:family="table-cell">
      <style:table-cell-properties fo:background-color="#e6e6e6" fo:padding="0.097cm" fo:border-left="none" fo:border-right="0.002cm solid #ffffff" fo:border-top="none" fo:border-bottom="none">
        <style:background-image/>
      </style:table-cell-properties>
    </style:style>
    <style:style style:name="Tableau2.B1" style:family="table-cell">
      <style:table-cell-properties fo:background-color="#e6e6e6" fo:padding="0.097cm" fo:border-left="0.002cm solid #ffffff" fo:border-right="0.002cm solid #ffffff" fo:border-top="none" fo:border-bottom="none">
        <style:background-image/>
      </style:table-cell-properties>
    </style:style>
    <style:style style:name="Tableau2.D1" style:family="table-cell">
      <style:table-cell-properties fo:background-color="#e6e6e6" fo:padding="0.097cm" fo:border-left="0.002cm solid #ffffff" fo:border-right="none" fo:border-top="none" fo:border-bottom="none">
        <style:background-image/>
      </style:table-cell-propertie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2.223cm" style:rel-column-width="8561*"/>
    </style:style>
    <style:style style:name="Tableau1.B" style:family="table-column">
      <style:table-column-properties style:column-width="1.771cm" style:rel-column-width="6821*"/>
    </style:style>
    <style:style style:name="Tableau1.C" style:family="table-column">
      <style:table-column-properties style:column-width="1.06cm" style:rel-column-width="4083*"/>
    </style:style>
    <style:style style:name="Tableau1.D" style:family="table-column">
      <style:table-column-properties style:column-width="11.959cm" style:rel-column-width="46070*"/>
    </style:style>
    <style:style style:name="Tableau1.A1" style:family="table-cell">
      <style:table-cell-properties fo:background-color="transparent" fo:padding="0.097cm" fo:border="none">
        <style:background-image/>
      </style:table-cell-properties>
    </style:style>
    <style:style style:name="P1" style:family="paragraph" style:parent-style-name="Header">
      <style:text-properties fo:color="#58585a" style:font-name="Arial" fo:font-size="10pt" fo:font-style="italic" style:text-underline-style="none" style:font-size-asian="10pt" style:font-style-asian="italic" style:font-size-complex="10pt" style:font-style-complex="italic"/>
    </style:style>
    <style:style style:name="P2" style:family="paragraph" style:parent-style-name="Header">
      <style:paragraph-properties style:text-autospace="ideograph-alpha" style:punctuation-wrap="hanging" style:vertical-align="auto">
        <style:tab-stops>
          <style:tab-stop style:position="19.015cm" style:type="right"/>
        </style:tab-stops>
      </style:paragraph-properties>
      <style:text-properties fo:color="#58585a" style:font-name="Arial" fo:font-size="10pt" fo:font-style="italic" style:text-underline-style="none" style:font-size-asian="10pt" style:font-style-asian="italic" style:font-size-complex="10pt" style:font-style-complex="italic"/>
    </style:style>
    <style:style style:name="P3" style:family="paragraph" style:parent-style-name="Header">
      <style:text-properties style:font-name="Arial" fo:font-size="10pt" fo:font-weight="bold" style:font-size-asian="10pt" style:font-weight-asian="bold" style:font-size-complex="10pt"/>
    </style:style>
    <style:style style:name="P4" style:family="paragraph" style:parent-style-name="Footer">
      <style:paragraph-properties fo:margin-left="0cm" fo:margin-right="0cm" fo:text-align="center" style:justify-single-word="false" fo:text-indent="0cm" style:auto-text-indent="false">
        <style:tab-stops>
          <style:tab-stop style:position="16.999cm" style:type="right"/>
        </style:tab-stops>
      </style:paragraph-properties>
    </style:style>
    <style:style style:name="P5" style:family="paragraph" style:parent-style-name="Footer">
      <style:paragraph-properties fo:margin-left="0cm" fo:margin-right="0cm" fo:text-align="center" style:justify-single-word="false" fo:text-indent="0cm" style:auto-text-indent="false"/>
      <style:text-properties style:font-name="Arial" fo:font-size="7pt" style:font-size-asian="7pt" style:font-name-complex="Arial" style:font-size-complex="7pt"/>
    </style:style>
    <style:style style:name="P6" style:family="paragraph" style:parent-style-name="Standard">
      <style:paragraph-properties fo:margin-left="0cm" fo:margin-right="0cm" fo:text-indent="0cm" style:auto-text-indent="false"/>
      <style:text-properties fo:color="#58585a" style:font-name="Arial" fo:font-size="9pt" fo:font-weight="bold" style:font-size-asian="9pt" style:font-weight-asian="bold" style:font-name-complex="Arial" style:font-size-complex="9pt" style:font-weight-complex="bold"/>
    </style:style>
    <style:style style:name="P7" style:family="paragraph" style:parent-style-name="Standard">
      <style:paragraph-properties fo:margin-left="0cm" fo:margin-right="0cm" fo:text-indent="0cm" style:auto-text-indent="false">
        <style:tab-stops>
          <style:tab-stop style:position="0.953cm"/>
        </style:tab-stops>
      </style:paragraph-properties>
      <style:text-properties fo:color="#58585a" style:font-name="Arial" fo:font-size="9pt" fo:font-weight="bold" style:font-size-asian="9pt" style:font-weight-asian="bold" style:font-name-complex="Arial" style:font-size-complex="9pt" style:font-weight-complex="bold"/>
    </style:style>
    <style:style style:name="P8" style:family="paragraph" style:parent-style-name="Standard">
      <style:paragraph-properties fo:margin-left="0cm" fo:margin-right="0cm" fo:text-indent="0cm" style:auto-text-indent="false">
        <style:tab-stops>
          <style:tab-stop style:position="0.953cm"/>
          <style:tab-stop style:position="5.715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fo:color="#ca0425"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cm" fo:margin-right="0cm" fo:text-indent="0cm" style:auto-text-indent="false">
        <style:tab-stops>
          <style:tab-stop style:position="2.702cm"/>
          <style:tab-stop style:position="15.002cm" style:type="center"/>
        </style:tab-stops>
      </style:paragraph-properties>
      <style:text-properties style:font-name="Arial" fo:font-size="8pt" style:font-size-asian="8pt" style:font-name-complex="Arial" style:font-size-complex="8pt"/>
    </style:style>
    <style:style style:name="P10" style:family="paragraph" style:parent-style-name="Standard">
      <style:paragraph-properties fo:margin-left="0cm" fo:margin-right="0cm" fo:text-indent="0cm" style:auto-text-indent="false">
        <style:tab-stops>
          <style:tab-stop style:position="2.702cm"/>
          <style:tab-stop style:position="15.002cm" style:type="center"/>
        </style:tab-stops>
      </style:paragraph-properties>
      <style:text-properties style:font-name="Arial"/>
    </style:style>
    <style:style style:name="P11" style:family="paragraph" style:parent-style-name="Standard">
      <style:paragraph-properties fo:margin-left="0cm" fo:margin-right="0cm"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fo:font-style="italic" style:text-underline-style="none" style:font-size-asian="10.5pt" style:font-style-asian="italic" style:font-size-complex="10.5pt" style:font-style-complex="italic"/>
    </style:style>
    <style:style style:name="P12" style:family="paragraph" style:parent-style-name="Standard">
      <style:paragraph-properties fo:margin-left="0cm" fo:margin-right="0cm"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fo:font-style="italic" style:text-underline-style="none" style:font-size-asian="10.5pt" style:font-style-asian="italic" style:font-size-complex="10.5pt" style:font-style-complex="italic" style:font-weight-complex="bold"/>
    </style:style>
    <style:style style:name="P13" style:family="paragraph" style:parent-style-name="Standard">
      <style:paragraph-properties fo:margin-left="0cm" fo:margin-right="0cm" style:line-spacing="0.15cm"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14" style:family="paragraph" style:parent-style-name="Standard">
      <style:paragraph-properties fo:margin-left="0cm" fo:margin-right="0cm" style:line-spacing="0.15cm" fo:text-indent="0cm" style:auto-text-indent="false">
        <style:tab-stops>
          <style:tab-stop style:position="5.398cm"/>
          <style:tab-stop style:position="9.624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15" style:family="paragraph" style:parent-style-name="Standard">
      <style:paragraph-properties fo:margin-left="0cm" fo:margin-right="0cm" style:line-spacing="0.15cm" fo:text-indent="0cm" style:auto-text-indent="false">
        <style:tab-stops>
          <style:tab-stop style:position="5.398cm"/>
          <style:tab-stop style:position="8.57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16" style:family="paragraph" style:parent-style-name="Standard">
      <style:paragraph-properties fo:margin-left="0cm" fo:margin-right="0cm" style:line-spacing="0.15cm" fo:text-indent="0cm" style:auto-text-indent="false">
        <style:tab-stops>
          <style:tab-stop style:position="5.398cm"/>
          <style:tab-stop style:position="9.20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17" style:family="paragraph" style:parent-style-name="Standard">
      <style:paragraph-properties fo:margin-left="0cm" fo:margin-right="0cm" style:line-spacing="0.15cm" fo:text-indent="0cm" style:auto-text-indent="false">
        <style:tab-stops>
          <style:tab-stop style:position="5.398cm"/>
          <style:tab-stop style:position="11.502cm"/>
          <style:tab-stop style:position="12.002cm"/>
          <style:tab-stop style:position="12.502cm"/>
          <style:tab-stop style:position="13.018cm"/>
          <style:tab-stop style:position="14.004cm"/>
          <style:tab-stop style:position="14.605cm"/>
          <style:tab-stop style:position="15.558cm"/>
          <style:tab-stop style:position="16.193cm"/>
        </style:tab-stops>
      </style:paragraph-properties>
      <style:text-properties style:font-name="Arial" fo:font-size="10.5pt" style:font-size-asian="10.5pt" style:font-size-complex="10.5pt"/>
    </style:style>
    <style:style style:name="P18" style:family="paragraph" style:parent-style-name="Standard">
      <style:paragraph-properties fo:margin-left="0cm" fo:margin-right="0cm" style:line-spacing="0.15cm" fo:text-indent="0cm" style:auto-text-indent="false">
        <style:tab-stops>
          <style:tab-stop style:position="5.429cm"/>
          <style:tab-stop style:position="10.114cm"/>
          <style:tab-stop style:position="11.792cm"/>
        </style:tab-stops>
      </style:paragraph-properties>
      <style:text-properties style:font-name="Arial" fo:font-size="10.5pt" style:font-size-asian="10.5pt" style:font-size-complex="10.5pt"/>
    </style:style>
    <style:style style:name="P19" style:family="paragraph" style:parent-style-name="Standard">
      <style:paragraph-properties fo:margin-left="0cm" fo:margin-right="0cm" fo:text-indent="0cm" style:auto-text-indent="false">
        <style:tab-stops>
          <style:tab-stop style:position="5.398cm"/>
          <style:tab-stop style:position="9.20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20" style:family="paragraph" style:parent-style-name="Standard">
      <style:paragraph-properties fo:margin-left="0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ize="10.5pt" style:font-size-asian="10.5pt" style:font-size-complex="10.5pt"/>
    </style:style>
    <style:style style:name="P21" style:family="paragraph" style:parent-style-name="Standard">
      <style:paragraph-properties fo:margin-left="0cm" fo:margin-right="0cm" fo:line-height="100%"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22" style:family="paragraph" style:parent-style-name="Standard">
      <style:paragraph-properties fo:margin-left="0cm" fo:margin-right="0cm"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style:style>
    <style:style style:name="P23" style:family="paragraph" style:parent-style-name="Standard">
      <style:paragraph-properties fo:margin-left="0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24" style:family="paragraph" style:parent-style-name="Standard">
      <style:paragraph-properties fo:margin-left="0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35cm"/>
          <style:tab-stop style:position="6.502cm"/>
          <style:tab-stop style:position="6.668cm"/>
          <style:tab-stop style:position="7.003cm"/>
          <style:tab-stop style:position="7.502cm"/>
          <style:tab-stop style:position="8.001cm"/>
          <style:tab-stop style:position="8.502cm"/>
          <style:tab-stop style:position="9.001cm"/>
          <style:tab-stop style:position="9.843cm"/>
          <style:tab-stop style:position="10.16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24cm"/>
        </style:tab-stops>
      </style:paragraph-properties>
      <style:text-properties style:font-name="Arial"/>
    </style:style>
    <style:style style:name="P25" style:family="paragraph" style:parent-style-name="Standard">
      <style:paragraph-properties fo:margin-left="0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9.525cm"/>
          <style:tab-stop style:position="9.843cm"/>
          <style:tab-stop style:position="10.795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26" style:family="paragraph" style:parent-style-name="Standard">
      <style:paragraph-properties fo:margin-left="0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font-style-complex="italic" style:font-weight-complex="bold"/>
    </style:style>
    <style:style style:name="P27" style:family="paragraph" style:parent-style-name="Standard">
      <style:paragraph-properties fo:margin-left="0cm" fo:margin-right="0cm" fo:text-align="center" style:justify-single-word="false"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font-style-complex="italic" style:font-weight-complex="bold"/>
    </style:style>
    <style:style style:name="P28" style:family="paragraph" style:parent-style-name="Standard">
      <style:paragraph-properties fo:margin-left="0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29" style:family="paragraph" style:parent-style-name="Standard">
      <style:paragraph-properties fo:margin-left="0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margin-left="0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ize="12pt" style:font-size-asian="12pt" style:font-size-complex="12pt"/>
    </style:style>
    <style:style style:name="P31" style:family="paragraph" style:parent-style-name="Standard">
      <style:paragraph-properties fo:margin-left="0cm" fo:margin-right="0cm" fo:text-indent="0cm" style:auto-text-indent="false">
        <style:tab-stops>
          <style:tab-stop style:position="0.93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32" style:family="paragraph" style:parent-style-name="Standard">
      <style:paragraph-properties fo:margin-left="0cm" fo:margin-right="0cm" fo:text-indent="0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style>
    <style:style style:name="P33" style:family="paragraph" style:parent-style-name="Footer">
      <style:paragraph-properties fo:margin-left="4.001cm" fo:margin-right="-0.049cm" fo:text-align="end" style:justify-single-word="false" fo:text-indent="0cm" style:auto-text-indent="false"/>
    </style:style>
    <style:style style:name="P34" style:family="paragraph" style:parent-style-name="Standard">
      <style:paragraph-properties fo:margin-left="9.843cm" fo:margin-right="0cm" fo:text-indent="0cm" style:auto-text-indent="false"/>
      <style:text-properties style:font-name="Arial" fo:font-size="10pt" fo:font-weight="bold" style:font-size-asian="10pt" style:font-weight-asian="bold" style:font-name-complex="Arial" style:font-size-complex="10pt" style:font-weight-complex="bold"/>
    </style:style>
    <style:style style:name="P35" style:family="paragraph" style:parent-style-name="Standard">
      <style:paragraph-properties fo:margin-left="9.843cm" fo:margin-right="0cm" fo:text-indent="0cm" style:auto-text-indent="false"/>
      <style:text-properties style:font-name="Arial" fo:font-size="20pt" fo:font-weight="bold" style:font-size-asian="20pt" style:font-weight-asian="bold" style:font-name-complex="Arial" style:font-size-complex="20pt" style:font-weight-complex="bold"/>
    </style:style>
    <style:style style:name="P36" style:family="paragraph" style:parent-style-name="Standard">
      <style:paragraph-properties fo:margin-left="0.953cm" fo:margin-right="0cm" fo:text-indent="0cm" style:auto-text-indent="false">
        <style:tab-stops>
          <style:tab-stop style:position="3.81cm"/>
          <style:tab-stop style:position="15.002cm" style:type="center"/>
        </style:tab-stops>
      </style:paragraph-properties>
      <style:text-properties fo:font-variant="small-caps" style:font-name="Arial" fo:font-size="3pt" style:font-size-asian="3pt" style:font-name-complex="Arial" style:font-size-complex="3pt"/>
    </style:style>
    <style:style style:name="P37" style:family="paragraph" style:parent-style-name="Standard">
      <style:paragraph-properties fo:margin-left="0.953cm" fo:margin-right="0cm" fo:text-indent="0cm" style:auto-text-indent="false"/>
      <style:text-properties style:font-name="Arial"/>
    </style:style>
    <style:style style:name="P38" style:family="paragraph" style:parent-style-name="Standard">
      <style:paragraph-properties fo:margin-left="0.953cm" fo:margin-right="0cm" fo:text-indent="0cm" style:auto-text-indent="false"/>
      <style:text-properties style:font-name="Arial" fo:font-size="7pt" style:font-size-asian="7pt" style:font-name-complex="Arial" style:font-size-complex="7pt"/>
    </style:style>
    <style:style style:name="P39" style:family="paragraph" style:parent-style-name="Standard">
      <style:paragraph-properties fo:margin-left="0.953cm" fo:margin-right="0cm" fo:text-indent="0cm" style:auto-text-indent="false">
        <style:tab-stops>
          <style:tab-stop style:position="3.81cm"/>
          <style:tab-stop style:position="15.002cm" style:type="center"/>
        </style:tab-stops>
      </style:paragraph-properties>
      <style:text-properties style:font-name="Arial"/>
    </style:style>
    <style:style style:name="P40" style:family="paragraph" style:parent-style-name="Standard">
      <style:paragraph-properties fo:margin-left="0.635cm" fo:margin-right="0cm" fo:text-indent="0cm" style:auto-text-indent="false">
        <style:tab-stops>
          <style:tab-stop style:position="5.715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style:text-underline-style="solid" style:text-underline-width="auto" style:text-underline-color="font-color" fo:font-weight="bold" style:font-weight-asian="bold" style:font-weight-complex="bold"/>
    </style:style>
    <style:style style:name="P41" style:family="paragraph" style:parent-style-name="Standard">
      <style:paragraph-properties fo:margin-left="0.635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Standard">
      <style:paragraph-properties fo:margin-left="0.635cm" fo:margin-right="0cm" fo:text-indent="0cm" style:auto-text-indent="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43" style:family="paragraph" style:parent-style-name="Standard">
      <style:text-properties style:font-name="Arial"/>
    </style:style>
    <style:style style:name="P44" style:family="paragraph" style:parent-style-name="Standard">
      <style:paragraph-propertie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45" style:family="paragraph" style:parent-style-name="Standard">
      <style:paragraph-properties fo:text-align="end" style:justify-single-word="false">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46"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7" style:family="paragraph" style:parent-style-name="Standard">
      <style:paragraph-properties fo:margin-left="0.501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fo:font-variant="small-caps" style:font-name="Arial" fo:font-weight="bold" style:font-weight-asian="bold"/>
    </style:style>
    <style:style style:name="P48" style:family="paragraph" style:parent-style-name="Standard">
      <style:paragraph-properties fo:margin-left="0.501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9" style:family="paragraph" style:parent-style-name="Standard">
      <style:paragraph-properties fo:margin-left="0.501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font-style-complex="italic" style:font-weight-complex="bold"/>
    </style:style>
    <style:style style:name="P50" style:family="paragraph" style:parent-style-name="Standard">
      <style:paragraph-properties fo:margin-left="0.501cm" fo:margin-right="0cm" fo:text-align="center" style:justify-single-word="false"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font-style-complex="italic" style:font-weight-complex="bold"/>
    </style:style>
    <style:style style:name="P51" style:family="paragraph" style:parent-style-name="Standard">
      <style:paragraph-properties fo:margin-left="0.501cm" fo:margin-right="0cm" fo:text-align="center" style:justify-single-word="false"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ize="6pt" style:font-size-asian="6pt" style:font-size-complex="6pt" style:font-style-complex="italic" style:font-weight-complex="bold"/>
    </style:style>
    <style:style style:name="P52" style:family="paragraph" style:parent-style-name="Standard">
      <style:paragraph-properties fo:margin-left="0.501cm" fo:margin-right="0cm" fo:text-align="center" style:justify-single-word="false"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fo:font-size="13pt" fo:font-weight="bold" style:font-size-asian="13pt" style:font-weight-asian="bold" style:font-size-complex="13pt" style:font-style-complex="italic" style:font-weight-complex="bold"/>
    </style:style>
    <style:style style:name="P53" style:family="paragraph" style:parent-style-name="Text_20_body">
      <style:paragraph-properties fo:margin-left="0.501cm" fo:margin-right="0cm" fo:text-align="justify" style:justify-single-word="false" fo:text-indent="0cm" style:auto-text-indent="false"/>
      <style:text-properties style:text-line-through-style="none" style:text-underline-style="none" style:text-blinking="false"/>
    </style:style>
    <style:style style:name="P54" style:family="paragraph" style:parent-style-name="Text_20_body">
      <style:paragraph-properties fo:margin-left="0.501cm" fo:margin-right="0cm" fo:text-align="justify" style:justify-single-word="false" fo:text-indent="0cm" style:auto-text-indent="false"/>
    </style:style>
    <style:style style:name="P55" style:family="paragraph" style:parent-style-name="Standard">
      <style:paragraph-properties fo:margin-left="0.416cm" fo:margin-right="-0.004cm" fo:text-indent="0cm" style:auto-text-indent="false">
        <style:tab-stops>
          <style:tab-stop style:position="2.633cm"/>
          <style:tab-stop style:position="8.502cm"/>
          <style:tab-stop style:position="9.001cm"/>
          <style:tab-stop style:position="9.84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56" style:family="paragraph" style:parent-style-name="Standard">
      <style:paragraph-properties fo:margin-left="0.416cm" fo:margin-right="-0.004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57" style:family="paragraph" style:parent-style-name="Standard">
      <style:paragraph-properties fo:margin-left="0.416cm" fo:margin-right="-0.004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9.208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58" style:family="paragraph" style:parent-style-name="Standard">
      <style:paragraph-properties fo:margin-left="0.416cm" fo:margin-right="-0.004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668cm"/>
          <style:tab-stop style:position="7.003cm"/>
          <style:tab-stop style:position="7.502cm"/>
          <style:tab-stop style:position="8.001cm"/>
          <style:tab-stop style:position="8.502cm"/>
          <style:tab-stop style:position="9.001cm"/>
          <style:tab-stop style:position="9.843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4.923cm"/>
          <style:tab-stop style:position="15.503cm"/>
        </style:tab-stops>
      </style:paragraph-properties>
      <style:text-properties style:font-name="Arial"/>
    </style:style>
    <style:style style:name="P59" style:family="paragraph" style:parent-style-name="Standard">
      <style:paragraph-properties fo:margin-left="0.416cm" fo:margin-right="-0.004cm" fo:text-indent="0cm" style:auto-text-indent="false">
        <style:tab-stops>
          <style:tab-stop style:position="1.27cm"/>
          <style:tab-stop style:position="1.905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319cm"/>
          <style:tab-stop style:position="9.208cm"/>
          <style:tab-stop style:position="10.16cm"/>
          <style:tab-stop style:position="11.003cm"/>
          <style:tab-stop style:position="11.502cm"/>
          <style:tab-stop style:position="12.002cm"/>
          <style:tab-stop style:position="13.018cm"/>
          <style:tab-stop style:position="13.503cm"/>
          <style:tab-stop style:position="14.004cm"/>
          <style:tab-stop style:position="14.503cm"/>
          <style:tab-stop style:position="15.004cm"/>
          <style:tab-stop style:position="15.503cm"/>
        </style:tab-stops>
      </style:paragraph-properties>
      <style:text-properties style:font-name="Arial"/>
    </style:style>
    <style:style style:name="P60" style:family="paragraph" style:parent-style-name="Standard">
      <style:paragraph-properties fo:margin-left="0cm" fo:margin-right="0.471cm" fo:text-indent="0cm" style:auto-text-indent="false"/>
      <style:text-properties style:font-name="Arial"/>
    </style:style>
    <style:style style:name="P61" style:family="paragraph" style:parent-style-name="Standard">
      <style:paragraph-properties fo:margin-left="0cm" fo:margin-right="0.471cm" fo:text-align="center" style:justify-single-word="false" fo:text-indent="0cm" style:auto-text-indent="false"/>
      <style:text-properties style:font-name="Arial"/>
    </style:style>
    <style:style style:name="P62" style:family="paragraph" style:parent-style-name="Standard">
      <style:paragraph-properties fo:margin-left="0.953cm" fo:margin-right="0cm" fo:text-indent="-4.763cm" style:auto-text-indent="false">
        <style:tab-stops>
          <style:tab-stop style:position="5.398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P63" style:family="paragraph" style:parent-style-name="Standard">
      <style:paragraph-properties fo:margin-top="0cm" fo:margin-bottom="0.15cm"/>
      <style:text-properties style:font-name="Arial" fo:font-size="10pt" style:font-size-asian="10pt" style:font-size-complex="10pt"/>
    </style:style>
    <style:style style:name="P64" style:family="paragraph" style:parent-style-name="Titres_20_noirs">
      <style:paragraph-properties fo:break-before="page"/>
    </style:style>
    <style:style style:name="P65" style:family="paragraph" style:parent-style-name="Standard">
      <style:paragraph-properties fo:break-before="page"/>
    </style:style>
    <style:style style:name="P66" style:family="paragraph" style:parent-style-name="Titre_20_document">
      <style:paragraph-properties fo:margin-left="2.773cm" fo:margin-right="0cm" fo:text-align="start" style:justify-single-word="false" fo:text-indent="0cm" style:auto-text-indent="false"/>
      <style:text-properties fo:font-variant="normal" fo:text-transform="none" fo:color="#ca0425" style:font-name="Arial" fo:font-size="13pt" fo:font-style="italic" fo:font-weight="normal" style:font-size-asian="13pt" style:font-style-asian="italic" style:font-weight-asian="normal" style:font-size-complex="13pt" style:font-style-complex="italic" style:font-weight-complex="normal"/>
    </style:style>
    <style:style style:name="P67" style:family="paragraph" style:parent-style-name="Titre_20_document">
      <style:paragraph-properties fo:margin-left="2.773cm" fo:margin-right="0cm" fo:text-align="start" style:justify-single-word="false" fo:text-indent="0cm" style:auto-text-indent="false"/>
      <style:text-properties fo:font-variant="normal" fo:text-transform="none" fo:color="#000000" style:font-name="Arial" fo:font-size="13pt" fo:font-style="normal" fo:font-weight="bold" style:font-size-asian="13pt" style:font-style-asian="normal" style:font-weight-asian="bold" style:font-size-complex="13pt" style:font-style-complex="normal" style:font-weight-complex="bold"/>
    </style:style>
    <style:style style:name="P68" style:family="paragraph" style:parent-style-name="Titre_20_document">
      <style:paragraph-properties fo:margin-left="2.773cm" fo:margin-right="0cm" fo:text-align="start" style:justify-single-word="false" fo:orphans="2" fo:widows="2" fo:text-indent="0cm" style:auto-text-indent="false" style:writing-mode="lr-tb"/>
    </style:style>
    <style:style style:name="P69" style:family="paragraph" style:parent-style-name="Texte_20_courant">
      <style:text-properties style:font-name="Arial"/>
    </style:style>
    <style:style style:name="P70" style:family="paragraph" style:parent-style-name="Texte_20_de_20_labeur">
      <style:text-properties style:font-name="Arial"/>
    </style:style>
    <style:style style:name="P71" style:family="paragraph" style:parent-style-name="Texte_20_de_20_labeur">
      <style:paragraph-properties>
        <style:tab-stops>
          <style:tab-stop style:position="8.528cm"/>
          <style:tab-stop style:position="8.57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style:style>
    <style:style style:name="P72" style:family="paragraph" style:parent-style-name="Texte_20_de_20_labeur">
      <style:paragraph-properties>
        <style:tab-stops>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style:style>
    <style:style style:name="P73" style:family="paragraph" style:parent-style-name="Texte_20_de_20_labeur">
      <style:paragraph-properties fo:text-align="end" style:justify-single-word="false"/>
      <style:text-properties style:font-name="Arial" fo:font-size="8pt" style:font-size-asian="8pt" style:font-size-complex="8pt"/>
    </style:style>
    <style:style style:name="P74" style:family="paragraph" style:parent-style-name="Sous-titre_20_gris">
      <style:paragraph-properties fo:margin-left="0.09cm" fo:margin-right="0.09cm" fo:text-align="center" style:justify-single-word="false" fo:text-indent="0cm" style:auto-text-indent="false"/>
      <style:text-properties fo:font-weight="bold" style:font-weight-asian="bold" style:font-weight-complex="bold"/>
    </style:style>
    <style:style style:name="P75" style:family="paragraph" style:parent-style-name="Sous-titre_20_gris">
      <style:text-properties style:font-name="Arial"/>
    </style:style>
    <style:style style:name="P76" style:family="paragraph" style:parent-style-name="Sous-titre_20_gris">
      <style:paragraph-properties fo:margin-left="0.09cm" fo:margin-right="0.113cm" fo:text-align="center" style:justify-single-word="false" fo:text-indent="0cm" style:auto-text-indent="false">
        <style:tab-stops>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fo:font-weight="bold" style:font-weight-asian="bold" style:font-weight-complex="bold"/>
    </style:style>
    <style:style style:name="P77" style:family="paragraph" style:parent-style-name="Sous-titre_20_gris">
      <style:paragraph-properties fo:margin-left="0.183cm" fo:margin-right="-0.004cm" fo:text-indent="0cm" style:auto-text-indent="false"/>
      <style:text-properties fo:font-weight="bold" style:font-weight-asian="bold" style:font-weight-complex="bold"/>
    </style:style>
    <style:style style:name="P78" style:family="paragraph" style:parent-style-name="Sous-titre_20_gris">
      <style:paragraph-properties fo:margin-left="0.159cm" fo:margin-right="-0.004cm" fo:text-align="center" style:justify-single-word="false" fo:text-indent="0cm" style:auto-text-indent="false"/>
      <style:text-properties fo:font-weight="bold" style:font-weight-asian="bold" style:font-weight-complex="bold"/>
    </style:style>
    <style:style style:name="P79" style:family="paragraph" style:parent-style-name="Table_20_Contents">
      <style:text-properties fo:font-size="11pt" style:font-size-asian="11pt" style:font-size-complex="11pt"/>
    </style:style>
    <style:style style:name="P80" style:family="paragraph" style:parent-style-name="Table_20_Contents">
      <style:text-properties fo:font-size="10.5pt" style:font-size-asian="10.5pt" style:font-size-complex="10.5pt"/>
    </style:style>
    <style:style style:name="P81" style:family="paragraph" style:parent-style-name="Table_20_Contents">
      <style:paragraph-properties fo:text-align="center" style:justify-single-word="false"/>
      <style:text-properties fo:font-size="10.5pt" style:font-size-asian="10.5pt" style:font-size-complex="10.5pt"/>
    </style:style>
    <style:style style:name="P82" style:family="paragraph" style:parent-style-name="Texte_20_courant">
      <style:paragraph-properties fo:orphans="2" fo:widows="2" style:writing-mode="lr-tb"/>
    </style:style>
    <style:style style:name="P83" style:family="paragraph" style:parent-style-name="Text_20_body">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84" style:family="paragraph" style:parent-style-name="Standard">
      <style:paragraph-properties fo:margin-top="0cm" fo:margin-bottom="0.199cm" fo:text-align="justify" style:justify-single-word="false">
        <style:tab-stops>
          <style:tab-stop style:position="0.536cm"/>
        </style:tab-stops>
      </style:paragraph-properties>
      <style:text-properties style:font-name="Arial" fo:font-size="10pt" style:font-size-asian="10pt" style:font-size-complex="10pt"/>
    </style:style>
    <style:style style:name="P85" style:family="paragraph" style:parent-style-name="bl" style:master-page-name="First_20_Page">
      <style:paragraph-properties style:line-spacing="0.079cm" style:page-number="auto">
        <style:tab-stops>
          <style:tab-stop style:position="1.27cm"/>
        </style:tab-stops>
      </style:paragraph-properties>
      <style:text-properties style:font-name="Arial" fo:font-size="9pt" style:font-size-asian="9pt" style:font-size-complex="9pt"/>
    </style:style>
    <style:style style:name="P86" style:family="paragraph" style:parent-style-name="Liste_20_texte" style:list-style-name="L1">
      <style:paragraph-properties fo:margin-left="1.258cm" fo:margin-right="2.54cm" fo:margin-top="0cm" fo:margin-bottom="0.199cm" fo:text-indent="-0.397cm" style:auto-text-indent="false">
        <style:tab-stops>
          <style:tab-stop style:position="0.536cm"/>
        </style:tab-stops>
      </style:paragraph-properties>
      <style:text-properties style:font-name="Arial"/>
    </style:style>
    <style:style style:name="P87"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Arial" fo:font-size="7pt" style:font-size-asian="7pt" style:font-name-complex="Arial" style:font-size-complex="7pt"/>
    </style:style>
    <style:style style:name="T6" style:family="text">
      <style:text-properties style:font-name="Arial" fo:font-size="8pt" style:font-size-asian="8pt" style:font-name-complex="Arial" style:font-size-complex="8pt"/>
    </style:style>
    <style:style style:name="T7" style:family="text">
      <style:text-properties style:font-name="Arial" fo:font-weight="bold" style:font-weight-asian="bold" style:font-weight-complex="bold"/>
    </style:style>
    <style:style style:name="T8" style:family="text">
      <style:text-properties style:font-name="Arial" fo:font-size="10.5pt" style:font-size-asian="10.5pt" style:font-size-complex="10.5pt"/>
    </style:style>
    <style:style style:name="T9" style:family="text">
      <style:text-properties style:font-name="Arial" fo:font-size="10.5pt" style:font-size-asian="10.5pt" style:font-size-complex="10.5pt" style:font-weight-complex="bold"/>
    </style:style>
    <style:style style:name="T10" style:family="text">
      <style:text-properties fo:font-size="10pt" fo:font-weight="bold" style:font-size-asian="10pt" style:font-weight-asian="bold" style:font-size-complex="10pt" style:font-style-complex="italic" style:font-weight-complex="bold"/>
    </style:style>
    <style:style style:name="T11" style:family="text">
      <style:text-properties fo:font-size="10pt" style:font-size-asian="10pt" style:font-size-complex="10pt" style:font-style-complex="italic" style:font-weight-complex="bold"/>
    </style:style>
    <style:style style:name="T12" style:family="text">
      <style:text-properties fo:font-variant="small-caps" fo:font-size="8pt" style:font-size-asian="8pt" style:font-name-complex="Arial" style:font-size-complex="8pt"/>
    </style:style>
    <style:style style:name="T13" style:family="text">
      <style:text-properties fo:font-variant="small-caps" fo:font-size="3pt" style:font-size-asian="3pt" style:font-name-complex="Arial" style:font-size-complex="3pt"/>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style-complex="italic" style:font-weight-complex="bold"/>
    </style:style>
    <style:style style:name="T19" style:family="text">
      <style:text-properties style:font-name="Wingdings 2" fo:font-size="10pt" style:font-size-asian="10pt" style:font-size-complex="10pt" style:font-style-complex="italic" style:font-weight-complex="bold"/>
    </style:style>
    <style:style style:name="T20" style:family="text">
      <style:text-properties fo:font-size="10.5pt" fo:font-style="italic" style:text-underline-style="none" style:font-size-asian="10.5pt" style:font-style-asian="italic" style:font-size-complex="10.5pt" style:font-style-complex="italic" style:font-weight-complex="bold"/>
    </style:style>
    <style:style style:name="T21" style:family="text">
      <style:text-properties fo:font-size="10.5pt" fo:font-style="italic" fo:font-weight="bold" style:font-size-asian="10.5pt" style:font-style-asian="italic" style:font-weight-asian="bold" style:font-size-complex="10.5pt" style:font-style-complex="italic" style:font-weight-complex="bold"/>
    </style:style>
    <style:style style:name="T22" style:family="text">
      <style:text-properties fo:font-size="10.5pt" fo:font-weight="bold" style:font-size-asian="10.5pt" style:font-weight-asian="bold" style:font-size-complex="10.5pt" style:font-style-complex="italic" style:font-weight-complex="bold"/>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fo:font-size="10pt" style:font-size-asian="10pt" style:font-size-complex="10pt"/>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0000" fo:font-size="10pt" fo:font-style="italic" style:text-underline-style="none" style:font-size-asian="10pt" style:font-style-asian="italic" style:font-size-complex="10pt" style:font-style-complex="italic" style:font-weight-complex="bold"/>
    </style:style>
    <style:style style:name="T27" style:family="text">
      <style:text-properties fo:color="#000000" style:font-name="Arial" fo:font-size="9pt" fo:language="fr" fo:country="FR"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28" style:family="text">
      <style:text-properties fo:font-size="8pt" style:font-size-asian="8pt" style:font-name-complex="Arial" style:font-size-complex="8pt"/>
    </style:style>
    <style:style style:name="T29" style:family="text">
      <style:text-properties fo:font-size="12pt" fo:font-weight="bold" style:font-size-asian="12pt" style:font-weight-asian="bold" style:font-size-complex="12pt" style:font-style-complex="italic" style:font-weight-complex="bold"/>
    </style:style>
    <style:style style:name="T30" style:family="text">
      <style:text-properties style:use-window-font-color="true" fo:font-size="10.5pt" fo:language="fr" fo:country="FR" style:font-name-asian="Times New Roman" style:font-size-asian="10.5pt" style:font-name-complex="Times New Roman" style:font-size-complex="10.5pt" style:language-complex="ar" style:country-complex="SA"/>
    </style:style>
    <style:style style:name="T31" style:family="text">
      <style:text-properties style:font-name="Times New Roman1" fo:font-size="12pt"/>
    </style:style>
    <style:style style:name="T32" style:family="text">
      <style:text-properties style:font-name="Wingdings1"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019cm" svg:stroke-color="#00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T7">{libelle_commission} </text:span><text:span text:style-name="T2"><text:line-break/>du {date_commEntete}<text:line-break/></text:span>Saint Laurent Blangy, le </text:p>
      <text:p text:style-name="P34"/>
      <text:p text:style-name="P35"/>
      <text:p text:style-name="P6">SOUS-DIRECTION OPERATIONNELLE <text:s text:c="2"/></text:p>
      <text:p text:style-name="P7">GROUPEMENT PREVENTION DES RISQUES</text:p>
      <text:p text:style-name="P38"><text:s/></text:p>
      <text:p text:style-name="P9">Téléphone<text:tab/>: </text:p>
      <text:p text:style-name="P10"><text:span text:style-name="T28">Réf à rappeler</text:span><text:bookmark text:name="numero"/><text:span text:style-name="T28"><text:tab/>:</text:span></text:p>
      <text:p text:style-name="P9">Affaire suivie par<text:tab/>: </text:p>
      <text:p text:style-name="P9">Document contenant <text:tab/>: <text:s/><text:page-count>6</text:page-count> pages</text:p>
      <text:p text:style-name="P10"><text:span text:style-name="T28">Code informatique</text:span><text:span text:style-name="T12"> <text:tab/>: {numWinPrev}</text:span></text:p>
      <text:p text:style-name="P39"><text:span text:style-name="T12"><text:s text:c="2"/></text:span><text:span text:style-name="T13"><text:s text:c="6"/></text:span></text:p>
      <text:p text:style-name="P36"/>
      <text:p text:style-name="P36"><text:tab/> <text:s/></text:p>
      <text:p text:style-name="P66"/>
      <text:p text:style-name="P67"><text:bookmark-start text:name="destinataire"/><text:bookmark-start text:name="jour"/>Rapport d’étude d’établissement recevant du public<text:bookmark-end text:name="destinataire"/><text:bookmark-end text:name="jour"/><text:line-break/>à la {libelle_commission}</text:p>
      <text:p text:style-name="P68"><draw:line text:anchor-type="paragraph" draw:z-index="0" draw:style-name="gr1" draw:text-style-name="P87" svg:x1="2.799cm" svg:y1="-0.201cm" svg:x2="3.52cm" svg:y2="-0.201cm"><text:p/></draw:line><text:span text:style-name="T27">{libelle_commission} </text:span><text:span text:style-name="T4"><text:line-break/>(Article L 111-8 du Code de la Construction et de l’Habitation)</text:span></text:p>
      <text:p text:style-name="P40"/>
      <text:p text:style-name="P40"/>
      <text:p text:style-name="P40"/>
      <text:p text:style-name="P11"><text:span text:style-name="T23">COMMUNE</text:span><text:span text:style-name="T24"> <text:tab/>:</text:span> {communeEtab}</text:p>
      <text:p text:style-name="P62"><text:s text:c="9"/></text:p>
      <text:p text:style-name="P22"><text:span text:style-name="T25">ÉTABLISSEMENT<text:tab/></text:span><text:span text:style-name="T26">:</text:span><text:span text:style-name="T20"> {etablissementLibelle}</text:span></text:p>
      <text:p text:style-name="P12"/>
      <text:p text:style-name="P32"><text:span text:style-name="T9">Cet ERP fait partie du groupement d’établissements : « ……………………………. » </text:span><text:span text:style-name="T8">GN 2 </text:span><text:span text:style-name="T32">r</text:span>   <text:span text:style-name="T8">GN 3</text:span><text:span text:style-name="T31"> </text:span><text:span text:style-name="T32">r</text:span> </text:p>
      <text:p text:style-name="P13"/>
      <text:p text:style-name="P21">Adresse <text:tab/>: {etablissementAdresse}<text:line-break/></text:p>
      <text:p text:style-name="P13">Document administratif<text:tab/>: {numDocUrba}</text:p>
      <text:p text:style-name="P13"/>
      <text:p text:style-name="P14">Objet de l’étude <text:tab/>: <text:line-break/>Date de dépôt mairie/service instructeur <text:tab/>: {dateDepotMairie}</text:p>
      <text:p text:style-name="P14">Date de réception au secrétariat de la commission <text:tab/>: {dateDepotSec}</text:p>
      <text:p text:style-name="P14">Date de réception au service rapporteur de la commission <text:tab/>: {dateSDIS}</text:p>
      <text:p text:style-name="P15"/>
      <text:p text:style-name="P15"/>
      <text:p text:style-name="P70">Pétitionnaire/demandeur<text:tab/>:</text:p>
      <text:p text:style-name="P16">Service instructeur <text:tab/>:</text:p>
      <text:p text:style-name="P17"/>
      <text:p text:style-name="P17"/>
      <text:p text:style-name="P69">Activité principale<text:tab/>: {activiteP}<text:tab/>Type<text:tab/>: {typeLettreP}</text:p>
      <text:p text:style-name="P82">Activité(s) secondaire(s)<text:tab/>: <text:span text:style-name="T30">{activiteS}</text:span><text:tab/>Type(s)<text:tab/>: {typeLettreS} </text:p>
      <text:p text:style-name="P18">Effectif public <text:tab/>: <text:s/>{numPublic} personnes<text:tab/>Catégorie<text:tab/>: {categorieEtab}eme</text:p>
      <text:p text:style-name="P18">Effectif personnel <text:tab/>: <text:s/>{numPersonnel} personnes </text:p>
      <text:p text:style-name="P19"/>
      <text:p text:style-name="P37"/>
      <text:p text:style-name="P43"/>
      <text:p text:style-name="P43"/>
      <text:p text:style-name="P40"/>
      <text:p text:style-name="Titres_20_noirs"><text:soft-page-break/>TEXTES APPLICABLES</text:p>
      <text:p text:style-name="P8"/>
      <text:list xml:id="list37340440" text:style-name="L1">
        <text:list-item>
          <text:p text:style-name="P86">Code de la Construction et de l’Habitation (<text:span text:style-name="T17">Art. L.123-2, Art. R.123-1 à R.123-55 et R.152-4 et R.152-5</text:span>).</text:p>
        </text:list-item>
        <text:list-item>
          <text:p text:style-name="P86">Arrêté du 23 mars 1965 portant approbation du règlement de sécurité contre les risques d’incendie et de panique dans les établissements recevant du public.</text:p>
        </text:list-item>
        <text:list-item>
          <text:p text:style-name="P86">Arrêté Ministériel du 25 juin 1980 modifié, portant approbation des dispositions générales du règlement de sécurité contre les risques d’incendie et de panique dans les Etablissements Recevant du Public (<text:span text:style-name="T16">ERP</text:span>).</text:p>
        </text:list-item>
        <text:list-item>
          <text:p text:style-name="P86">Arrêté du 5 novembre 1975 portant réglementation de l’utilisation de certains matériaux et produits dans les établissements recevant du public.</text:p>
        </text:list-item>
        <text:list-item>
          <text:p text:style-name="P86">Arrêté Ministériel du 21 novembre 2002 relatif à la réaction au feu des produits de construction et d’aménagement.</text:p>
        </text:list-item>
        <text:list-item>
          <text:p text:style-name="P86">Arrêté du 19 novembre 2001 modifié, relatif aux dispositions particulières concernant les structures d'accueil pour personnes âgées et personnes handicapées (<text:span text:style-name="T16">Type J</text:span>).</text:p>
        </text:list-item>
        <text:list-item>
          <text:p text:style-name="P86">Arrêté Ministériel du 5 février 2007, relatif aux dispositions particulières concernant les établissements à usage d’auditions, de conférences, de réunions, de spectacles à usages multiples (<text:span text:style-name="T16">Type L</text:span>).</text:p>
        </text:list-item>
        <text:list-item>
          <text:p text:style-name="P86">Arrêté Ministériel du 22 décembre 1981 modifié, relatif aux dispositions particulières concernant les magasins de vente et centres commerciaux (<text:span text:style-name="T16">Type M</text:span>).</text:p>
        </text:list-item>
        <text:list-item>
          <text:p text:style-name="P86">Arrêté Ministériel du 21 juin 1982 modifié, relatif aux dispositions particulières concernant les restaurants et débits de boissons (<text:span text:style-name="T16">Type N</text:span>).</text:p>
        </text:list-item>
        <text:list-item>
          <text:p text:style-name="P86">Arrêté Ministériel du 21 juin 1982 modifié, relatif aux dispositions particulières concernant les hôtels et pensions de famille (<text:span text:style-name="T16">Type O</text:span>). </text:p>
        </text:list-item>
        <text:list-item>
          <text:p text:style-name="P86">Arrêté Ministériel du 7 juillet 1983 modifié, relatif aux dispositions particulières concernant les salles de danse et salles de jeux (<text:span text:style-name="T16">Type P</text:span>).</text:p>
        </text:list-item>
        <text:list-item>
          <text:p text:style-name="P86">Arrêté Ministériel du 4 juin 1982 modifié, relatif aux dispositions particulières concernant les établissements d’éveil, d’enseignement, de formation, de centres de vacances et centres de loisirs sans hébergement (<text:span text:style-name="T16">Type R</text:span>).</text:p>
        </text:list-item>
        <text:list-item>
          <text:p text:style-name="P86">Arrêté Ministériel du 12 juin 1995 relatif aux dispositions particulières concernant les bibliothèques, centres de documentation et de consultation d’archives (<text:span text:style-name="T16">Type S</text:span>). </text:p>
        </text:list-item>
        <text:list-item>
          <text:p text:style-name="P86">Arrêté Ministériel du 18 novembre 1987, relatif aux dispositions particulières concernant les salles d’exposition (<text:span text:style-name="T16">Type T</text:span>).</text:p>
        </text:list-item>
        <text:list-item>
          <text:p text:style-name="P86">Arrêté Ministériel du 10 décembre 2004 modifié, relatif aux dispositions particulières<text:span text:style-name="T15"> </text:span>concernant les établissements de soins (<text:span text:style-name="T17">Type U</text:span>).</text:p>
        </text:list-item>
        <text:list-item>
          <text:p text:style-name="P86">Arrêté Ministériel du 21 avril 1983 modifié, relatif aux dispositions particulières concernant les établissements de culte (<text:span text:style-name="T16">Type V</text:span>).</text:p>
        </text:list-item>
        <text:list-item>
          <text:p text:style-name="P86">Arrêté Ministériel du 21 avril 1983 modifié, relatif aux dispositions particulières concernant les administrations, banques et bureaux (<text:span text:style-name="T16">Type W</text:span>).</text:p>
        </text:list-item>
        <text:list-item>
          <text:p text:style-name="P86">Arrêté Ministériel du 4 juin 1982 modifié, relatif aux dispositions particulières concernant les établissements sportifs couverts (<text:span text:style-name="T16">Type X</text:span>).</text:p>
        </text:list-item>
        <text:list-item>
          <text:p text:style-name="P86">Arrêté Ministériel du 12 juin 1995 modifié, relatif aux dispositions particulières concernant les musées (<text:span text:style-name="T16">Type Y</text:span>). <text:s text:c="8"/></text:p>
        </text:list-item>
      </text:list>
      <text:p text:style-name="P84"/>
      <text:p text:style-name="P63"/>
      <text:p text:style-name="P43"/>
      <text:p text:style-name="P43"/>
      <text:p text:style-name="P46"/>
      <text:p text:style-name="P46"/>
      <text:p text:style-name="P83"><text:soft-page-break/>RAPPEL REGLEMENTAIRE :</text:p>
      <text:p text:style-name="P53"> </text:p>
      <text:p text:style-name="P54">La liste des prescriptions édictées n’est pas exhaustive, elle ne dispense pas le propriétaire, l’exploitant ou l’utilisateur de l’établissement du respect intégral des textes de référence précités (article R 123.3 du Code de la Construction et de l’Habitation).</text:p>
      <text:p text:style-name="P54"> </text:p>
      <text:p text:style-name="P54">Les constructeurs, installateurs et exploitants sont tenus de s’assurer que les installations ou équipements sont établis, maintenus et entretenus en conformité avec les dispositions de la présente réglementation. A cet effet, ils font respectivement procéder, pendant la construction et périodiquement en cours d’exploitation aux vérifications nécessaires par les organismes ou personnes agréés. Le contrôle exercé par l’administration ou les commissions de sécurité ne les dégage pas des responsabilités qui leur incombent personnellement (article R 123.43 du Code de la Construction et de l’Habitation).</text:p>
      <text:p text:style-name="P54"> </text:p>
      <text:p text:style-name="P54">Les appareils ou équipements doivent être conformes soit aux normes françaises, soit aux normes européennes harmonisées, soit aux normes ou spécifications techniques d’autres états de l’Union Européenne reconnues conformément à l’article GN 14 du Règlement de Sécurité (article GN 14 de l’arrêté du 25 juin 1980).</text:p>
      <text:p text:style-name="P54"/>
      <text:p text:style-name="P54"/>
      <text:p text:style-name="Titres_20_noirs">DOCUMENTS CONSULTÉS</text:p>
      <text:p text:style-name="P42"/>
      <text:p text:style-name="P28">[!-- BEGIN listeDoc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81">{exist}</text:p>
          </table:table-cell>
          <table:table-cell table:style-name="Tableau3.B1" office:value-type="string">
            <text:p text:style-name="P20">{libelledoc}</text:p>
          </table:table-cell>
          <table:table-cell table:style-name="Tableau3.B1" office:value-type="string">
            <text:p text:style-name="P20">{refdoc}</text:p>
          </table:table-cell>
          <table:table-cell table:style-name="Tableau3.B1" office:value-type="string">
            <text:p text:style-name="P80">{datedoc}</text:p>
          </table:table-cell>
        </table:table-row>
      </table:table>
      <text:p text:style-name="P30">[!-- END listeDocs --][!-- BEGIN listeDocsAjout --]</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1">{exist}</text:p>
          </table:table-cell>
          <table:table-cell table:style-name="Tableau6.B1" office:value-type="string">
            <text:p text:style-name="P20">{libelledoc}</text:p>
          </table:table-cell>
          <table:table-cell table:style-name="Tableau6.B1" office:value-type="string">
            <text:p text:style-name="P20">{refdoc}</text:p>
          </table:table-cell>
          <table:table-cell table:style-name="Tableau6.B1" office:value-type="string">
            <text:p text:style-name="P80">{datedoc}</text:p>
          </table:table-cell>
        </table:table-row>
      </table:table>
      <text:p text:style-name="P31">[!-- END listeDocsAjout --] </text:p>
      <text:p text:style-name="P28"/>
      <text:p text:style-name="Titres_20_noirs">ANOMALIES CONSTATÉES SUR LE DOSSIER</text:p>
      <text:p text:style-name="P42"/>
      <text:p text:style-name="P41"/>
      <text:p text:style-name="P64">DESCRIPTIF DE L’ÉTABLISSEMENT</text:p>
      <text:p text:style-name="P48"/>
      <text:p text:style-name="P75">descriptif existant</text:p>
      <text:p text:style-name="P70"/>
      <text:p text:style-name="P70"/>
      <text:p text:style-name="P70"/>
      <text:p text:style-name="P70"/>
      <text:p text:style-name="P70"/>
      <text:p text:style-name="P70"/>
      <text:p text:style-name="P75">descriptif des travaux envisages</text:p>
      <text:p text:style-name="P70"/>
      <text:p text:style-name="P70"/>
      <text:p text:style-name="P70"/>
      <text:p text:style-name="P70"/>
      <text:p text:style-name="P70"/>
      <text:p text:style-name="P75">descriptif technique sécurité</text:p>
      <text:p text:style-name="P75"/>
      <table:table table:name="Tableau5" table:style-name="Tableau5">
        <table:table-column table:style-name="Tableau5.A"/>
        <table:table-column table:style-name="Tableau5.B"/>
        <table:table-row>
          <table:table-cell table:style-name="Tableau5.A1" office:value-type="string">
            <text:p text:style-name="P55"><text:span text:style-name="T21">Desserte </text:span><text:span text:style-name="T22">:</text:span><text:span text:style-name="T3"> <text:line-break/></text:span><text:span text:style-name="T11">voie engin </text:span><text:span text:style-name="T19"></text:span><text:span text:style-name="T11"> (…) <text:s text:c="2"/><text:line-break/>voie échelle </text:span><text:span text:style-name="T19"></text:span><text:span text:style-name="T11"> (…) <text:s text:c="2"/><text:line-break/>espace libre </text:span><text:span text:style-name="T19"></text:span><text:span text:style-name="T11"> (…) <text:s text:c="2"/><text:line-break/>nombre de façades accessibles (…)</text:span></text:p>
            <text:p text:style-name="P56"><text:span text:style-name="T11">Emprise au sol :</text:span><text:span text:style-name="T10"><text:tab/><text:tab/><text:tab/><text:tab/><text:tab/><text:tab/><text:tab/><text:line-break/></text:span><text:span text:style-name="T11">hauteur PBDN :<text:tab/><text:tab/><text:tab/><text:tab/><text:line-break/>nombre de niveaux :</text:span><text:span text:style-name="T18"> </text:span></text:p>
            <text:p text:style-name="P57"><text:span text:style-name="T21">Isolement par rapport aux tiers</text:span><text:span text:style-name="T22"> :</text:span><text:span text:style-name="T3"> <text:line-break/></text:span><text:span text:style-name="T11">latéral CF :<text:tab/><text:tab/><text:tab/><text:line-break/>Superposé CF :<text:tab/><text:tab/><text:tab/><text:line-break/>Vis-à-vis : &lt; 8 m </text:span><text:span text:style-name="T19"></text:span><text:span text:style-name="T11"> <text:s text:c="4"/>&gt; 8 m </text:span><text:span text:style-name="T19"></text:span></text:p>
            <text:p text:style-name="P58"><text:span text:style-name="T21">Stabilité au feu</text:span><text:span text:style-name="T22"> :</text:span><text:span text:style-name="T10"><text:tab/><text:tab/><text:line-break/></text:span><text:span text:style-name="T11">structure SF : <text:tab/><text:tab/><text:tab/>heure<text:tab/><text:tab/><text:tab/><text:tab/><text:line-break/>planchers CF :<text:tab/><text:tab/><text:tab/><text:tab/>heure</text:span></text:p>
            <text:p text:style-name="P56"><text:span text:style-name="T21">Distribution intérieure</text:span><text:span text:style-name="T22"> : </text:span><text:span text:style-name="T10"><text:line-break/></text:span><text:span text:style-name="T11">cloisonnement traditionnel </text:span><text:span text:style-name="T19"></text:span><text:span text:style-name="T11"><text:tab/><text:line-break/>secteurs </text:span><text:span text:style-name="T19"></text:span><text:span text:style-name="T11"><text:tab/><text:tab/><text:tab/><text:line-break/>compartiments </text:span><text:span text:style-name="T19"></text:span></text:p>
            <text:p text:style-name="P59"><text:span text:style-name="T21">SSI</text:span><text:span text:style-name="T22"> : </text:span><text:span text:style-name="T10"><text:tab/></text:span><text:span text:style-name="T11">oui </text:span><text:span text:style-name="T19"></text:span><text:span text:style-name="T11"><text:tab/><text:tab/><text:tab/>non </text:span><text:span text:style-name="T19"></text:span><text:span text:style-name="T11"><text:tab/><text:line-break/>catégorie SSI (<text:tab/>)<text:tab/><text:line-break/>alarme type (<text:tab/>)</text:span></text:p>
          </table:table-cell>
          <table:table-cell table:style-name="Tableau5.A1" office:value-type="string">
            <text:p text:style-name="P23"><text:span text:style-name="T21">Eclairage de sécurité</text:span><text:span text:style-name="T22"> :<text:tab/></text:span><text:span text:style-name="T3"><text:tab/><text:line-break/></text:span><text:span text:style-name="T11">ambiance </text:span><text:span text:style-name="T19"></text:span><text:span text:style-name="T11"><text:tab/><text:tab/><text:tab/><text:line-break/>évacuation </text:span><text:span text:style-name="T19"></text:span></text:p>
            <text:p text:style-name="P23"><text:span text:style-name="T21">Désenfumage </text:span><text:span text:style-name="T22">:<text:tab/></text:span><text:span text:style-name="T10"><text:tab/><text:line-break/></text:span><text:span text:style-name="T11">naturel </text:span><text:span text:style-name="T19"></text:span><text:span text:style-name="T11"><text:tab/><text:tab/><text:tab/><text:line-break/>mécanique </text:span><text:span text:style-name="T19"></text:span></text:p>
            <text:p text:style-name="P24"><text:span text:style-name="T21">Moyens de secours</text:span><text:span text:style-name="T22"> :</text:span><text:span text:style-name="T10"> <text:line-break/></text:span><text:span text:style-name="T11">RIA </text:span><text:span text:style-name="T19"></text:span><text:span text:style-name="T11"><text:tab/><text:tab/><text:line-break/>colonne sèche </text:span><text:span text:style-name="T19"></text:span><text:span text:style-name="T11"><text:tab/><text:line-break/>extinction automatique </text:span><text:span text:style-name="T19"></text:span><text:span text:style-name="T11"><text:tab/><text:tab/><text:line-break/>autre :</text:span></text:p>
            <text:p text:style-name="P23"><text:span text:style-name="T21">PC sécurité</text:span><text:span text:style-name="T22"> :</text:span><text:span text:style-name="T29"> </text:span><text:span text:style-name="T10"><text:tab/></text:span><text:span text:style-name="T11">oui </text:span><text:span text:style-name="T19"></text:span><text:span text:style-name="T11"><text:tab/><text:tab/>non </text:span><text:span text:style-name="T19"></text:span><text:span text:style-name="T11"><text:tab/><text:tab/><text:line-break/>localisation :</text:span></text:p>
            <text:p text:style-name="P25"><text:span text:style-name="T21">Service de sécurité</text:span><text:span text:style-name="T22"> : </text:span><text:span text:style-name="T3"><text:line-break/></text:span><text:span text:style-name="T11">SSIAP 3 (<text:tab/><text:tab/>)<text:tab/><text:tab/><text:line-break/>SSIAP 2 (<text:tab/><text:tab/>)<text:tab/><text:line-break/>SSIAP 1 (<text:tab/>)<text:tab/><text:tab/><text:line-break/>agents désignés (<text:tab/>)</text:span></text:p>
            <text:p text:style-name="P23"><text:span text:style-name="T21">Défense incendie</text:span><text:span text:style-name="T22"> :</text:span><text:span text:style-name="T10"><text:tab/><text:line-break/></text:span><text:span text:style-name="T11">PI </text:span><text:span text:style-name="T19"></text:span><text:span text:style-name="T11"> (<text:tab/>)<text:tab/><text:tab/><text:line-break/>BI </text:span><text:span text:style-name="T19"></text:span><text:span text:style-name="T11"> (<text:tab/>)<text:tab/><text:tab/><text:line-break/>point d’eau naturel volume :</text:span></text:p>
          </table:table-cell>
        </table:table-row>
      </table:table>
      <text:p text:style-name="P26"/>
      <text:p text:style-name="P49"/>
      <text:p text:style-name="P75">observations</text:p>
      <text:p text:style-name="P47"/>
      <text:p text:style-name="P47"/>
      <text:p text:style-name="P47"/>
      <text:p text:style-name="P4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74">textes</text:p>
          </table:table-cell>
          <table:table-cell table:style-name="Tableau2.B1" office:value-type="string">
            <text:p text:style-name="P76">articles</text:p>
          </table:table-cell>
          <table:table-cell table:style-name="Tableau2.B1" office:value-type="string">
            <text:p text:style-name="P78">n°</text:p>
          </table:table-cell>
          <table:table-cell table:style-name="Tableau2.D1" office:value-type="string">
            <text:p text:style-name="P77">prescriptions</text:p>
          </table:table-cell>
        </table:table-row>
      </table:table>
      <text:p text:style-name="P28">[!-- BEGIN listePrescription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texte}</text:p>
          </table:table-cell>
          <table:table-cell table:style-name="Tableau1.A1" office:value-type="string">
            <text:p text:style-name="P79">{article}</text:p>
          </table:table-cell>
          <table:table-cell table:style-name="Tableau1.A1" office:value-type="string">
            <text:p text:style-name="P79">{num}</text:p>
          </table:table-cell>
          <table:table-cell table:style-name="Tableau1.A1" office:value-type="string">
            <text:p text:style-name="P79">{libelle}</text:p>
          </table:table-cell>
        </table:table-row>
      </table:table>
      <text:p text:style-name="P29">[!-- END listePrescription --]</text:p>
      <text:p text:style-name="P65">AVIS DU RAPPORTEUR</text:p>
      <text:p text:style-name="P50"/>
      <text:p text:style-name="P50"/>
      <text:p text:style-name="P50"/>
      <text:p text:style-name="P27"/>
      <text:p text:style-name="P52">{avisDossier}</text:p>
      <text:p text:style-name="P50"/>
      <text:p text:style-name="P51"/>
      <text:p text:style-name="P50"/>
      <text:p text:style-name="P44"/>
      <text:p text:style-name="P44"/>
      <text:p text:style-name="P44"/>
      <text:p text:style-name="P44"/>
      <text:p text:style-name="P44"/>
      <text:p text:style-name="P44"/>
      <text:p text:style-name="P71"><text:tab/>Pour le Directeur Départemental,<text:line-break/><text:tab/>Le Chef du Groupement Prévention des Risques,</text:p>
      <text:p text:style-name="P61"/>
      <text:p text:style-name="P60"/>
      <text:p text:style-name="P60"/>
      <text:p text:style-name="P60"/>
      <text:p text:style-name="P60"/>
      <text:p text:style-name="P60"/>
      <text:p text:style-name="P72"><text:span text:style-name="T2"><text:s text:c="85"/></text:span><text:span text:style-name="T14">Lieutenant-colonel Stéphane CONTAL</text:span></text:p>
      <text:p text:style-name="P44"/>
      <text:p text:style-name="P44"/>
      <text:p text:style-name="P44"/>
      <text:p text:style-name="P73">Ce rapport compte <text:page-count>6</text:page-count> <text:s/>page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fo:font-weight="bold" style:font-weight-asian="bold" style:font-weight-complex="bold"/>
    </style:style>
    <style:style style:name="Header" style:family="paragraph" style:parent-style-name="Standard" style:class="extra">
      <style:paragraph-properties style:line-spacing="0.101cm" style:text-autospace="none" style:punctuation-wrap="simple" style:vertical-align="baselin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l" style:family="paragraph" style:parent-style-name="Header" style:class="extra">
      <style:paragraph-properties fo:margin-left="10.509cm" fo:margin-right="0cm" fo:text-indent="0cm" style:auto-text-indent="false" style:text-autospace="ideograph-alpha" style:punctuation-wrap="hanging" style:vertical-align="auto">
        <style:tab-stops>
          <style:tab-stop style:position="1.27cm"/>
        </style:tab-stops>
      </style:paragraph-properties>
      <style:text-properties style:font-name="Arial" fo:font-size="10pt" style:font-size-asian="10pt" style:font-size-complex="10pt"/>
    </style:style>
    <style:style style:name="Titre_20_document" style:display-name="Titre document" style:family="paragraph" style:parent-style-name="Standard" style:class="extra">
      <style:paragraph-properties fo:margin-left="0cm" fo:margin-right="0cm" fo:margin-top="0cm" fo:margin-bottom="0.3cm" style:line-spacing="0.079cm" fo:text-align="center" style:justify-single-word="false" fo:text-indent="0cm" style:auto-text-indent="false">
        <style:tab-stops>
          <style:tab-stop style:position="15.002cm" style:type="center"/>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e_20_texte" style:display-name="Liste texte" style:family="paragraph" style:parent-style-name="Standard" style:class="extra">
      <style:paragraph-properties fo:margin-left="0cm" fo:margin-right="0cm" fo:text-align="justify" style:justify-single-word="false" fo:text-indent="0cm" style:auto-text-indent="false">
        <style:tab-stops>
          <style:tab-stop style:position="0.536cm"/>
        </style:tab-stops>
      </style:paragraph-properties>
      <style:text-properties style:font-name="Arial" fo:font-size="10pt" style:font-size-asian="10pt" style:font-size-complex="10pt"/>
    </style:style>
    <style:style style:name="Titres_20_noirs" style:display-name="Titres noirs" style:family="paragraph" style:parent-style-name="Standard" style:auto-update="true" style:class="extra">
      <style:paragraph-properties fo:margin-left="0.252cm" fo:margin-right="-0.004cm" fo:margin-top="0.499cm" fo:margin-bottom="0cm" fo:text-indent="-0.256cm" style:auto-text-indent="false">
        <style:tab-stops>
          <style:tab-stop style:position="5.715cm"/>
          <style:tab-stop style:position="6.246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fo:color="#000000"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exte_20_courant" style:display-name="Texte courant" style:family="paragraph" style:parent-style-name="Standard" style:class="extra">
      <style:paragraph-properties fo:margin-left="0cm" fo:margin-right="0cm" style:line-spacing="0.15cm" fo:text-indent="0cm" style:auto-text-indent="false">
        <style:tab-stops>
          <style:tab-stop style:position="5.429cm"/>
          <style:tab-stop style:position="10.114cm"/>
          <style:tab-stop style:position="11.792cm"/>
        </style:tab-stops>
      </style:paragraph-properties>
      <style:text-properties style:font-name="Arial" fo:font-size="10.5pt" style:font-size-asian="10.5pt" style:font-size-complex="10.5pt"/>
    </style:style>
    <style:style style:name="Texte_20_de_20_labeur" style:display-name="Texte de labeur" style:family="paragraph" style:parent-style-name="Standard" style:class="text">
      <style:paragraph-properties fo:margin-left="0cm" fo:margin-right="0cm" style:line-spacing="0.15cm" fo:text-indent="0cm" style:auto-text-indent="false">
        <style:tab-stops>
          <style:tab-stop style:position="5.398cm"/>
          <style:tab-stop style:position="8.57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 style:position="16.193cm"/>
        </style:tab-stops>
      </style:paragraph-properties>
      <style:text-properties style:font-name="Arial" fo:font-size="10.5pt" style:font-size-asian="10.5pt" style:font-size-complex="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s-titre_20_gris" style:display-name="Sous-titre gris" style:family="paragraph" style:parent-style-name="Standard">
      <style:paragraph-properties fo:margin-left="0.501cm" fo:margin-right="0cm" fo:text-indent="0cm" style:auto-text-indent="false">
        <style:tab-stops>
          <style:tab-stop style:position="1.27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fo:font-variant="small-caps" fo:color="#58585a"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e_20_prescriptions" style:display-name="Liste prescriptions" style:family="paragraph" style:parent-style-name="Liste_20_texte">
      <style:paragraph-properties fo:margin-left="0.18cm" fo:margin-right="0cm" fo:margin-top="0.25cm" fo:margin-bottom="0cm" fo:text-indent="0cm" style:auto-text-indent="false"/>
    </style:style>
    <style:style style:name="Références_20_prescriptions" style:display-name="Références prescriptions" style:family="paragraph" style:parent-style-name="Liste_20_prescriptions">
      <style:paragraph-properties fo:margin-left="0.019cm" fo:margin-right="0cm" fo:text-align="center"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1z0" style:family="text">
      <style:text-properties style:font-name="Times New Roman" style:font-name-asian="Times New Roman"/>
    </style:style>
    <style:style style:name="WW8Num1z1" style:family="text">
      <style:text-properties style:font-name-complex="Times New Roman"/>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mplex="Times New Roman"/>
    </style:style>
    <style:style style:name="WW8Num5z0" style:family="text">
      <style:text-properties style:font-name-complex="Times New Roman"/>
    </style:style>
    <style:style style:name="WW8Num6z0" style:family="text">
      <style:text-properties style:font-name-complex="Times New Roman"/>
    </style:style>
    <style:style style:name="WW8Num7z0" style:family="text">
      <style:text-properties style:font-name="Times New Roman" style:font-name-asian="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fo:text-align="center">
          <style:list-level-label-alignment text:label-followed-by="listtab" text:list-tab-stop-position="1.27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fo:text-align="center">
          <style:list-level-label-alignment text:label-followed-by="listtab" text:list-tab-stop-position="0.635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 style:num-format="I">
        <style:list-level-properties text:list-level-position-and-space-mode="label-alignment" fo:text-align="center">
          <style:list-level-label-alignment text:label-followed-by="listtab" text:list-tab-stop-position="1.806cm" fo:margin-left="1.1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75cm" fo:text-indent="-0.318cm" fo:margin-left="4.075cm"/>
        </style:list-level-properties>
      </text:list-level-style-number>
      <text:list-level-style-number text:level="4"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85cm" fo:text-indent="-0.318cm" fo:margin-left="7.885cm"/>
        </style:list-level-properties>
      </text:list-level-style-number>
      <text:list-level-style-number text:level="7" style:num-suffix="." style:num-format="1">
        <style:list-level-properties text:list-level-position-and-space-mode="label-alignment">
          <style:list-level-label-alignment text:label-followed-by="listtab" text:list-tab-stop-position="9.155cm" fo:text-indent="-0.635cm" fo:margin-left="9.1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25cm" fo:text-indent="-0.635cm" fo:margin-left="10.4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95cm" fo:text-indent="-0.318cm" fo:margin-left="11.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ext-autospace="ideograph-alpha" style:punctuation-wrap="hanging" style:vertical-align="auto">
        <style:tab-stops>
          <style:tab-stop style:position="19.015cm" style:type="right"/>
        </style:tab-stops>
      </style:paragraph-properties>
      <style:text-properties fo:color="#58585a" style:font-name="Arial" fo:font-size="10pt" fo:font-style="italic" style:text-underline-style="none" style:font-size-asian="10pt" style:font-style-asian="italic" style:font-size-complex="10pt" style:font-style-complex="italic"/>
    </style:style>
    <style:style style:name="MP2" style:family="paragraph" style:parent-style-name="Header">
      <style:text-properties fo:color="#58585a" style:font-name="Arial" fo:font-size="10pt" fo:font-style="italic" style:text-underline-style="none" style:font-size-asian="10pt" style:font-style-asian="italic" style:font-size-complex="10pt" style:font-style-complex="italic"/>
    </style:style>
    <style:style style:name="MP3" style:family="paragraph" style:parent-style-name="Header">
      <style:text-properties style:font-name="Arial" fo:font-size="10pt" fo:font-weight="bold" style:font-size-asian="10pt" style:font-weight-asian="bold" style:font-size-complex="10pt"/>
    </style:style>
    <style:style style:name="MP4" style:family="paragraph" style:parent-style-name="Footer">
      <style:paragraph-properties fo:margin-left="0cm" fo:margin-right="0cm" fo:text-align="center" style:justify-single-word="false" fo:text-indent="0cm" style:auto-text-indent="false">
        <style:tab-stops>
          <style:tab-stop style:position="16.999cm" style:type="right"/>
        </style:tab-stops>
      </style:paragraph-properties>
    </style:style>
    <style:style style:name="MP5" style:family="paragraph" style:parent-style-name="Footer">
      <style:paragraph-properties fo:margin-left="0cm" fo:margin-right="0cm" fo:text-align="center" style:justify-single-word="false" fo:text-indent="0cm" style:auto-text-indent="false"/>
      <style:text-properties style:font-name="Arial" fo:font-size="7pt" style:font-size-asian="7pt" style:font-name-complex="Arial" style:font-size-complex="7pt"/>
    </style:style>
    <style:style style:name="MP6" style:family="paragraph" style:parent-style-name="Footer">
      <style:paragraph-properties fo:margin-left="4.001cm" fo:margin-right="-0.049cm" fo:text-align="end" style:justify-single-word="false" fo:text-indent="0cm" style:auto-text-indent="false"/>
    </style:style>
    <style:style style:name="MT1" style:family="text">
      <style:text-properties fo:font-weight="bold" style:font-weight-asian="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style:font-name="Arial" fo:font-size="7pt" style:font-size-asian="7pt" style:font-name-complex="Arial" style:font-size-complex="7pt"/>
    </style:style>
    <style:style style:name="MT4" style:family="text">
      <style:text-properties style:font-name="Arial" fo:font-size="8pt" style:font-size-asian="8pt" style:font-name-complex="Arial" style:font-size-complex="8pt"/>
    </style:style>
    <style:page-layout style:name="Mpm1">
      <style:page-layout-properties fo:page-width="21.001cm" fo:page-height="29.7cm" style:num-format="1" style:print-orientation="portrait" fo:margin-top="0.951cm" fo:margin-bottom="0.73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5cm" fo:margin-left="0cm" fo:margin-right="0cm" fo:margin-bottom="0.452cm" style:dynamic-spacing="true"/>
      </style:header-style>
      <style:footer-style>
        <style:header-footer-properties svg:height="0.885cm" fo:margin-left="0cm" fo:margin-right="0cm" fo:margin-top="0.152cm" style:dynamic-spacing="true"/>
      </style:footer-style>
    </style:page-layout>
    <style:page-layout style:name="Mpm2">
      <style:page-layout-properties fo:page-width="21.001cm" fo:page-height="29.7cm" style:num-format="1" style:print-orientation="portrait" fo:margin-top="0.9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13cm" fo:margin-left="0cm" fo:margin-right="0cm" fo:margin-bottom="0.452cm" style:dynamic-spacing="true"/>
      </style:header-style>
      <style:footer-style>
        <style:header-footer-properties svg:height="0.88cm" fo:margin-left="0cm" fo:margin-right="0cm" fo:margin-top="0.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OMMUNE :<text:tab/></text:span><text:span text:style-name="MT2">Sous-commission ERP/IGH du</text:span></text:p>
        <text:p text:style-name="MP2"><text:span text:style-name="MT1">ETABLISSEMENT</text:span><text:span text:style-name="MT1"> :</text:span></text:p>
        <text:p text:style-name="MP3"/>
      </style:header>
      <style:footer>
        <text:p text:style-name="MP4"><text:span text:style-name="MT3">D.D.S.I.S. du Pas-de-Calais - BP 20077 - 62052 SAINT LAURENT BLANGY CEDEX<text:line-break/>Téléphone : 03.21.21.80.73/74 ou 81.37 - Télécopie : 03.21.21.80.78<text:line-break/></text:span><text:span text:style-name="MT3"><text:tab/></text:span><text:span text:style-name="MT4">Page </text:span><text:span text:style-name="Page_20_Number"><text:span text:style-name="MT4"><text:page-number text:select-page="current">6</text:page-number></text:span></text:span></text:p>
      </style:footer>
    </style:master-page>
    <style:master-page style:name="First_20_Page" style:display-name="First Page" style:page-layout-name="Mpm2" style:next-style-name="Standard">
      <style:header>
        <text:p text:style-name="Header"/>
      </style:header>
      <style:footer>
        <text:p text:style-name="MP5">D.D.S.I.S. du Pas-de-Calais – BP 20077 ‑ 62052 SAINT LAURENT BLANGY CEDEX<text:line-break/>Téléphone : 03.21.21.80.73/74 ou 81.37 – Télécopie : 03.21.21.80.78</text:p>
        <text:p text:style-name="MP6"><text:span text:style-name="MT4">Page </text:span><text:span text:style-name="Page_20_Number"><text:span text:style-name="MT4"><text:page-number text:select-page="current">6</text:page-number></text:span></text:span></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mathon</meta:initial-creator>
    <meta:creation-date>2010-01-26T15:38:00</meta:creation-date>
    <dc:date>2011-09-05T17:25:33.97</dc:date>
    <meta:print-date>2010-03-29T01:04:31</meta:print-date>
    <meta:editing-cycles>360</meta:editing-cycles>
    <meta:editing-duration>PT24H40M07S</meta:editing-duration>
    <meta:generator>OpenOffice.org/3.2$Win32 OpenOffice.org_project/320m18$Build-9502</meta:generator>
    <meta:printed-by>Vanessa Goetz</meta:printed-by>
    <dc:creator>Kévin DUBUC</dc:creator>
    <meta:document-statistic meta:table-count="5" meta:image-count="0" meta:object-count="0" meta:page-count="6" meta:paragraph-count="105" meta:word-count="1039" meta:character-count="7176"/>
  </office:meta>
</office:document-meta>
</file>